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MFL</text:p>
          </table:table-cell>
          <table:table-cell office:value-type="string" calcext:value-type="string">
            <text:p>AvgNumb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BMFL</text:p>
          </table:table-cell>
          <table:table-cell office:value-type="string" calcext:value-type="string">
            <text:p>Bracket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entionsInSentence</text:p>
          </table:table-cell>
          <table:table-cell office:value-type="string" calcext:value-type="string">
            <text:p>ML12</text:p>
          </table:table-cell>
          <table:table-cell office:value-type="string" calcext:value-type="string">
            <text:p>NumberMb</text:p>
          </table:table-cell>
          <table:table-cell office:value-type="string" calcext:value-type="string">
            <text:p>NumberWB</text:p>
          </table:table-cell>
          <table:table-cell office:value-type="string" calcext:value-type="string">
            <text:p>StartsWithCapital</text:p>
          </table:table-cell>
          <table:table-cell office:value-type="string" calcext:value-type="string">
            <text:p>WBF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WBNULL</text:p>
          </table:table-cell>
          <table:table-cell office:value-type="string" calcext:value-type="string">
            <text:p>WBO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ordsInBetwee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it weight</text:p>
          </table:table-cell>
          <table:table-cell office:value-type="string" calcext:value-type="string">
            <text:p>mit weight und age und alpha = 0.001</text:p>
          </table:table-cell>
          <table:table-cell office:value-type="string" calcext:value-type="string">
            <text:p>weight und alpha = 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0.609" calcext:value-type="float">
            <text:p>0,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0.353" calcext:value-type="float">
            <text:p>0,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float" office:value="0.361" calcext:value-type="float">
            <text:p>0,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44" calcext:value-type="float">
            <text:p>0,6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0.485" calcext:value-type="float">
            <text:p>0,4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18" calcext:value-type="float">
            <text:p>0,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05" calcext:value-type="float">
            <text:p>0,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8" calcext:value-type="float">
            <text:p>0,75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81" calcext:value-type="float">
            <text:p>0,881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52" calcext:value-type="float">
            <text:p>0,752</text:p>
          </table:table-cell>
          <table:table-cell office:value-type="float" office:value="0.742" calcext:value-type="float">
            <text:p>0,7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11" calcext:value-type="float">
            <text:p>0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.782" calcext:value-type="float">
            <text:p>0,7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0.784" calcext:value-type="float">
            <text:p>0,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61" calcext:value-type="float">
            <text:p>0,86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float" office:value="0.864" calcext:value-type="float">
            <text:p>0,8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6"/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.899" calcext:value-type="float">
            <text:p>0,8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.00.0000</text:date>, <text:time style:data-style-name="N2" text:time-value="18:06:30.4211455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40:47.868285051</meta:creation-date>
    <meta:editing-duration>PT10H57M28S</meta:editing-duration>
    <meta:editing-cycles>14</meta:editing-cycles>
    <meta:generator>LibreOffice/6.0.7.3$Linux_X86_64 LibreOffice_project/00m0$Build-3</meta:generator>
    <dc:date>2019-06-26T18:07:49.873052270</dc:date>
    <meta:document-statistic meta:table-count="1" meta:cell-count="181" meta:object-count="0"/>
  </office:meta>
</office:document-meta>
</file>